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E00000258291390D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8cm" fo:min-width="0cm"/>
    </style:style>
    <style:style style:name="gr4" style:family="graphic" style:parent-style-name="standard">
      <style:graphic-properties draw:stroke="none" draw:fill="none" fo:min-height="0.205cm"/>
    </style:style>
    <style:style style:name="P1" style:family="paragraph">
      <style:paragraph-properties fo:text-align="center"/>
    </style:style>
    <style:style style:name="P2" style:family="paragraph">
      <style:text-properties fo:font-size="5pt" style:font-size-asian="5pt" style:font-size-complex="5pt"/>
    </style:style>
    <style:style style:name="T1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41cm" svg:height="5.869cm" svg:x="5.579cm" svg:y="11.915cm">
          <draw:image xlink:href="Pictures/10000201000003EE00000258291390DB.png" xlink:type="simple" xlink:show="embed" xlink:actuate="onLoad">
            <text:p/>
          </draw:image>
        </draw:frame>
        <draw:custom-shape draw:style-name="gr2" draw:text-style-name="P1" draw:layer="layout" svg:width="1.016cm" svg:height="5.207cm" svg:x="9.89cm" svg:y="12.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5.207cm" svg:x="14.335cm" svg:y="12.4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311cm" svg:height="0.454cm" svg:x="9.849cm" svg:y="13.7cm">
          <draw:text-box>
            <text:p text:style-name="P2"><text:span text:style-name="T1">Trig. Right</text:span></text:p>
          </draw:text-box>
        </draw:frame>
        <draw:frame draw:style-name="gr4" draw:text-style-name="P2" draw:layer="layout" svg:width="1.196cm" svg:height="0.455cm" svg:x="9.89cm" svg:y="12.737cm">
          <draw:text-box>
            <text:p text:style-name="P2"><text:span text:style-name="T1">Trig. Left</text:span></text:p>
          </draw:text-box>
        </draw:frame>
        <draw:frame draw:style-name="gr4" draw:text-style-name="P2" draw:layer="layout" svg:width="1.45cm" svg:height="0.455cm" svg:x="14.155cm" svg:y="13.753cm">
          <draw:text-box>
            <text:p text:style-name="P2"><text:span text:style-name="T1">Echo Right</text:span></text:p>
          </draw:text-box>
        </draw:frame>
        <draw:frame draw:style-name="gr4" draw:text-style-name="P2" draw:layer="layout" svg:width="1.323cm" svg:height="0.455cm" svg:x="9.837cm" svg:y="14.261cm">
          <draw:text-box>
            <text:p text:style-name="P2"><text:span text:style-name="T1">Trig. Front</text:span></text:p>
          </draw:text-box>
        </draw:frame>
        <draw:frame draw:style-name="gr4" draw:text-style-name="P2" draw:layer="layout" svg:width="1.397cm" svg:height="0.455cm" svg:x="14.174cm" svg:y="14.247cm">
          <draw:text-box>
            <text:p text:style-name="P2"><text:span text:style-name="T1">Echo Front</text:span></text:p>
          </draw:text-box>
        </draw:frame>
        <draw:frame draw:style-name="gr4" draw:text-style-name="P2" draw:layer="layout" svg:width="1.196cm" svg:height="0.455cm" svg:x="9.89cm" svg:y="15.023cm">
          <draw:text-box>
            <text:p text:style-name="P2"><text:span text:style-name="T1">Vel. Left</text:span></text:p>
          </draw:text-box>
        </draw:frame>
        <draw:frame draw:style-name="gr4" draw:text-style-name="P2" draw:layer="layout" svg:width="1.196cm" svg:height="0.455cm" svg:x="14.155cm" svg:y="15.023cm">
          <draw:text-box>
            <text:p text:style-name="P2"><text:span text:style-name="T1">Dir. Left</text:span></text:p>
          </draw:text-box>
        </draw:frame>
        <draw:frame draw:style-name="gr4" draw:text-style-name="P2" draw:layer="layout" svg:width="1.323cm" svg:height="0.455cm" svg:x="9.89cm" svg:y="15.277cm">
          <draw:text-box>
            <text:p text:style-name="P2"><text:span text:style-name="T1">Vel. Right</text:span></text:p>
          </draw:text-box>
        </draw:frame>
        <draw:frame draw:style-name="gr4" draw:text-style-name="P2" draw:layer="layout" svg:width="1.27cm" svg:height="0.455cm" svg:x="14.168cm" svg:y="15.277cm">
          <draw:text-box>
            <text:p text:style-name="P2"><text:span text:style-name="T1">Dir. Right</text:span></text:p>
          </draw:text-box>
        </draw:frame>
        <draw:frame draw:style-name="gr4" draw:text-style-name="P2" draw:layer="layout" svg:width="1.323cm" svg:height="0.455cm" svg:x="9.837cm" svg:y="12.938cm">
          <draw:text-box>
            <text:p text:style-name="P2"><text:span text:style-name="T1">Echo Lef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21T19:36:15.772331071</dc:date>
    <meta:document-statistic meta:object-count="13"/>
    <meta:generator>LibreOffice/4.2.8.2$Linux_X86_64 LibreOffice_project/420m0$Build-2</meta:generator>
  </office:meta>
</office:document-meta>
</file>